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98f3" officeooo:paragraph-rsid="000098f3"/>
    </style:style>
    <style:style style:name="P2" style:family="paragraph" style:parent-style-name="Standard">
      <style:text-properties style:text-underline-style="solid" style:text-underline-width="auto" style:text-underline-color="font-color" officeooo:rsid="000098f3" officeooo:paragraph-rsid="000098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 linux/ubundu <text:s/>installation</text:p>
      <text:p text:style-name="P1"/>
      <text:p text:style-name="P1">normally <text:s/>by default git installed on ubundu by default</text:p>
      <text:p text:style-name="P1"/>
      <text:p text:style-name="P1">ctrl+alt+t <text:s text:c="2"/>// for ubundu terminal</text:p>
      <text:p text:style-name="P1"/>
      <text:p text:style-name="P1">to check <text:s text:c="2"/>type <text:s text:c="2"/>git <text:s/>or <text:s/>git –version <text:s text:c="2"/>on ubundu terminal</text:p>
      <text:p text:style-name="P1"/>
      <text:p text:style-name="P1"/>
      <text:p text:style-name="P1">if not installed <text:s text:c="2"/>: <text:s text:c="2"/>sudo apt -get install git <text:s text:c="6"/>// install git from ubundu terminal</text:p>
      <text:p text:style-name="P1"/>
      <text:p text:style-name="P2">ubundu terminal command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8T14:07:11.245106463</meta:creation-date>
    <dc:date>2022-03-18T14:10:50.325457374</dc:date>
    <meta:editing-duration>PT3M39S</meta:editing-duration>
    <meta:editing-cycles>1</meta:editing-cycles>
    <meta:document-statistic meta:table-count="0" meta:image-count="0" meta:object-count="0" meta:page-count="1" meta:paragraph-count="6" meta:word-count="45" meta:character-count="294" meta:non-whitespace-character-count="233"/>
    <meta:generator>LibreOffice/6.0.7.3$Linux_X86_64 LibreOffice_project/00m0$Build-3</meta:generator>
  </office:meta>
</office:document-meta>
</file>